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Arial1" svg:font-family="Arial"/>
    <style:font-face style:name="Georgia" svg:font-family="Georgia, 'Times        New Roman', Times, serif"/>
    <style:font-face style:name="Georgia1" svg:font-family="Georgia, 'Times New Roman', Times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language="de" fo:country="DE" fo:font-style="normal" fo:font-weight="normal"/>
    </style:style>
    <style:style style:name="P2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language="de" fo:country="DE" fo:font-style="normal" fo:font-weight="normal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.318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language="de" fo:country="DE" fo:font-style="normal" fo:font-weight="normal"/>
    </style:style>
    <style:style style:name="P4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language="de" fo:country="DE" fo:font-style="normal" fo:font-weight="bold"/>
    </style:style>
    <style:style style:name="P5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language="de" fo:country="DE" fo:font-style="italic" fo:font-weight="bold"/>
    </style:style>
    <style:style style:name="P6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bold"/>
    </style:style>
    <style:style style:name="P7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Georgia" fo:font-size="10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style:font-name="Arial1"/>
    </style:style>
    <style:style style:name="P9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color="#2872fb" style:font-name="Arial1"/>
    </style:style>
    <style:style style:name="P11" style:family="paragraph" style:parent-style-name="Standard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style:font-name="Arial1"/>
    </style:style>
    <style:style style:name="P13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style:font-name="Arial1" fo:font-weight="normal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language="de" fo:country="DE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ff0000" style:font-name="Arial1" fo:font-size="10.5pt" fo:letter-spacing="normal" fo:language="de" fo:country="DE" fo:font-style="normal" fo:font-weight="normal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 fo:orphans="2" fo:widows="2"/>
    </style:style>
    <style:style style:name="P17" style:family="paragraph" style:parent-style-name="Text_20_body">
      <style:paragraph-properties fo:margin-left="0cm" fo:margin-right="0cm" fo:margin-top="0.318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language="de" fo:country="DE" fo:font-style="normal" fo:font-weight="normal"/>
    </style:style>
    <style:style style:name="P18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language="de" fo:country="DE" fo:font-style="normal" fo:font-weight="bold"/>
    </style:style>
    <style:style style:name="P19" style:family="paragraph" style:parent-style-name="Text_20_body" style:list-style-name="L1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bold" style:font-size-asian="10.5pt" style:font-weight-asian="bold" style:font-size-complex="10.5pt" style:font-weight-complex="bold"/>
    </style:style>
    <style:style style:name="P20" style:family="paragraph" style:parent-style-name="Text_20_body" style:list-style-name="L1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language="de" fo:country="DE" fo:font-style="normal" style:text-underline-style="solid" style:text-underline-width="auto" style:text-underline-color="font-color" fo:font-weight="normal" style:font-size-asian="10.5pt" style:font-size-complex="10.5pt"/>
    </style:style>
    <style:style style:name="P21" style:family="paragraph" style:parent-style-name="Text_20_body">
      <style:paragraph-properties fo:margin-left="0cm" fo:margin-right="0cm" fo:margin-top="0.318cm" fo:margin-bottom="0cm" fo:text-align="start" style:justify-single-word="false" fo:orphans="2" fo:widows="2" fo:text-indent="0cm" style:auto-text-indent="false" fo:padding="0cm" fo:border="none"/>
      <style:text-properties style:font-name="Arial" fo:font-size="10.5pt" style:font-size-asian="10.5pt" style:font-size-complex="10.5pt"/>
    </style:style>
    <style:style style:name="P22" style:family="paragraph" style:parent-style-name="Text_20_body" style:list-style-name="L1">
      <style:paragraph-properties fo:margin-top="0.318cm" fo:margin-bottom="0cm" fo:text-align="justify" style:justify-single-word="false" fo:orphans="2" fo:widows="2" fo:padding="0cm" fo:border="none"/>
      <style:text-properties fo:font-variant="normal" fo:text-transform="none" fo:color="#000000" style:font-name="Arial1" fo:font-size="10.5pt" fo:letter-spacing="normal" fo:font-style="normal" fo:font-weight="normal"/>
    </style:style>
    <style:style style:name="P23" style:family="paragraph" style:parent-style-name="Text_20_body" style:list-style-name="L1">
      <style:paragraph-properties fo:margin-top="0.318cm" fo:margin-bottom="0cm" fo:text-align="start" style:justify-single-word="false" fo:orphans="2" fo:widows="2" fo:padding="0cm" fo:border="none"/>
      <style:text-properties fo:font-variant="normal" fo:text-transform="none" fo:color="#000000" style:font-name="Arial1" fo:font-size="10.5pt" fo:letter-spacing="normal" fo:font-style="normal" fo:font-weight="normal"/>
    </style:style>
    <style:style style:name="P24" style:family="paragraph" style:parent-style-name="Text_20_body" style:list-style-name="L2">
      <style:paragraph-properties fo:margin-left="0.026cm" fo:margin-right="0.026cm" fo:margin-top="0.026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101a0f" style:font-name="Arial1" fo:font-size="10.5pt" fo:letter-spacing="normal" fo:font-style="normal" fo:font-weight="normal"/>
    </style:style>
    <style:style style:name="P25" style:family="paragraph" style:parent-style-name="Text_20_body" style:list-style-name="L2">
      <style:paragraph-properties fo:margin-left="0.026cm" fo:margin-right="0.026cm" fo:margin-top="0.026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101a0f" style:font-name="Georgia1" fo:font-size="10.5pt" fo:letter-spacing="normal" fo:font-style="normal" fo:font-weight="normal"/>
    </style:style>
    <style:style style:name="P26" style:family="paragraph" style:parent-style-name="Text_20_body" style:list-style-name="L2">
      <style:paragraph-properties fo:margin-left="0.026cm" fo:margin-right="0.026cm" fo:margin-top="0.026cm" fo:margin-bottom="0.026cm" fo:text-align="justify" style:justify-single-word="false" fo:orphans="2" fo:widows="2" fo:text-indent="0cm" style:auto-text-indent="false" fo:padding="0cm" fo:border="none"/>
      <style:text-properties fo:font-variant="normal" fo:text-transform="none" fo:color="#101a0f" style:font-name="Arial1" fo:font-size="10.5pt" fo:letter-spacing="normal" fo:font-style="normal" fo:font-weight="normal"/>
    </style:style>
    <style:style style:name="P27" style:family="paragraph" style:parent-style-name="Text_20_body" style:list-style-name="L2">
      <style:paragraph-properties fo:margin-left="0.026cm" fo:margin-right="0.026cm" fo:margin-top="0.026cm" fo:margin-bottom="0.026cm" fo:text-align="justify" style:justify-single-word="false" fo:orphans="2" fo:widows="2" fo:text-indent="0cm" style:auto-text-indent="false" fo:padding="0cm" fo:border="none"/>
      <style:text-properties fo:font-variant="normal" fo:text-transform="none" fo:color="#101a0f" style:font-name="Arial1" fo:font-size="10.5pt" fo:letter-spacing="normal" fo:font-style="normal" fo:font-weight="bold"/>
    </style:style>
    <style:style style:name="P28" style:family="paragraph" style:parent-style-name="Standard" style:list-style-name="L1"/>
    <style:style style:name="P29" style:family="paragraph">
      <style:paragraph-properties fo:text-align="start"/>
    </style:style>
    <style:style style:name="T1" style:family="text">
      <style:text-properties style:font-name="Arial1"/>
    </style:style>
    <style:style style:name="T2" style:family="text">
      <style:text-properties style:font-name="Arial1" fo:language="de" fo:country="DE"/>
    </style:style>
    <style:style style:name="T3" style:family="text">
      <style:text-properties style:font-name="Arial1" fo:language="de" fo:country="DE" fo:font-style="italic"/>
    </style:style>
    <style:style style:name="T4" style:family="text">
      <style:text-properties style:font-name="Arial1" fo:font-weight="bold"/>
    </style:style>
    <style:style style:name="T5" style:family="text">
      <style:text-properties fo:font-variant="normal" fo:text-transform="none" fo:color="#000000" style:text-line-through-style="none" style:font-name="Arial1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style:font-name="Georgia" fo:font-size="10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font-name="Arial1" fo:font-size="10.5pt" fo:letter-spacing="normal" fo:font-style="normal" fo:font-weight="normal"/>
    </style:style>
    <style:style style:name="T8" style:family="text">
      <style:text-properties fo:font-variant="normal" fo:text-transform="none" fo:color="#000000" style:font-name="Georgia" fo:font-size="10.5pt" fo:letter-spacing="normal" fo:font-style="normal" fo:font-weight="normal"/>
    </style:style>
    <style:style style:name="T9" style:family="text">
      <style:text-properties fo:font-variant="normal" fo:text-transform="none" fo:color="#000000" fo:font-size="10.5pt" fo:letter-spacing="normal" fo:language="de" fo:country="DE" fo:font-style="normal"/>
    </style:style>
    <style:style style:name="T10" style:family="text">
      <style:text-properties fo:font-variant="normal" fo:text-transform="none" fo:color="#000000" fo:font-size="10.5pt" fo:letter-spacing="normal" fo:language="de" fo:country="DE" fo:font-style="normal" fo:font-weight="normal"/>
    </style:style>
    <style:style style:name="T11" style:family="text">
      <style:text-properties fo:font-variant="normal" fo:text-transform="none" fo:color="#ff0000" fo:font-size="10.5pt" fo:letter-spacing="normal" fo:language="de" fo:country="DE" fo:font-style="normal" fo:font-weight="bold" style:font-weight-asian="bold" style:font-weight-complex="bold"/>
    </style:style>
    <style:style style:name="T12" style:family="text">
      <style:text-properties fo:color="#ff0000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/>
    </style:style>
    <style:style style:name="T15" style:family="text">
      <style:text-properties fo:color="#000000" style:text-underline-style="solid" style:text-underline-width="auto" style:text-underline-color="font-color" fo:font-weight="bold"/>
    </style:style>
    <style:style style:name="T16" style:family="text">
      <style:text-properties fo:color="#000000" style:text-line-through-style="none" style:font-name="Arial1" style:text-underline-style="none" style:text-blinking="fals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font-style-asian="normal" style:font-style-complex="normal"/>
    </style:style>
    <style:style style:name="T20" style:family="text">
      <style:text-properties fo:font-size="9pt" style:font-size-asian="9pt" style:font-size-complex="9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Wybór5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la Kandydatów</text:p>
      <text:p text:style-name="P4"/>
      <text:p text:style-name="P4">Twoja kariera jest w rękach Wincklera!<text:span text:style-name="T12"> - slogan</text:span></text:p>
      <text:p text:style-name="P12"/>
      <text:p text:style-name="P14">Towarzyszymy Ci w Twojej karierze tak długo, jak tego potrzebujesz. <text:span text:style-name="T13">- slogan</text:span></text:p>
      <text:p text:style-name="P12"/>
      <text:p text:style-name="P12"><text:span text:style-name="T10">Pomożemy Ci w poszukiwaniu pracy i zajmiemy się profesjonalną promocją Twojej kandydatury, a także zorganizujemy spotkanie z potencjalnym pracodawcą. </text:span><text:span text:style-name="T11">- slogan</text:span></text:p>
      <text:p text:style-name="P15"/>
      <text:p text:style-name="P13"><text:span text:style-name="T9">Szukaj ofert pracy z WINCKLER PERSONAL ! </text:span><text:span text:style-name="T11">- slogan</text:span></text:p>
      <text:p text:style-name="P8"/>
      <text:p text:style-name="P5">Chcesz spełniać się zawodowo?</text:p>
      <text:p text:style-name="P5">Szukasz nowych wyzwań?</text:p>
      <text:p text:style-name="P5">Zgłoś się do nas!</text:p>
      <text:p text:style-name="P8"/>
      <text:p text:style-name="P3">Agencja Pośrednictwa Pracy Winckler Personal rozpoczeła swoją działalność w 2012 roku. Od tej pory setki kandydatów znaleźli dzięki nam zatrudnienie w Polsce oraz poza granicami kraju. Jeśli szukasz pracy i chcesz znaleźć coś dla siebie – zapraszamy do zapoznania się z aktualnymi ofertami pracy na naszym portalu. </text:p>
      <text:p text:style-name="P21">Dzięki starannie opracowanym procedurom, każdy może legalnie i bezpiecznie wyjechać za pośrednictwem Agecnji Pracy Winckler Personal do UE w celach zarobkowych oraz podjąć się pracy na terenie kraju. </text:p>
      <text:p text:style-name="P3">Z przyjemnością przejmiemy proces poszukiwania pracy spełniającej Twoje oczekiwania oraz zarekomendujemy Twoją kandydaturę potencjalnym pracodawcom. Dzięki naszej współpracy z firmami różnych rozmiarów z wszystkich branż pomożemy zwiększyć Twoje<text:span text:style-name="Emphasis"><text:span text:style-name="T18"> szanse</text:span></text:span><text:span text:style-name="T19"> </text:span>na znalezienie nowej pracy. </text:p>
      <text:p text:style-name="P8"/>
      <text:p text:style-name="P1">Zapraszamy do zapoznania się z aktualnymi ofertami pracy na naszej stronie internetowej w zakładce</text:p>
      <text:p text:style-name="P7"><text:span text:style-name="T3">Oferty pracy</text:span><text:span text:style-name="T2">.</text:span></text:p>
      <text:p text:style-name="P6">Umów się na rozmowę kwalifikacyjną już dziś !</text:p>
      <text:p text:style-name="P6"><text:span text:style-name="T17">Ikonka tel. </text:span>+48 12 307 00 99.</text:p>
      <text:p text:style-name="P9"><text:span text:style-name="T7">Osoby zainteresowane współpracą z Agencją Pośrednictwa Winckler Personal zapraszamy do naszej siedziby na rozmowę kwalifikacyjną. Podczas rozmowy omawiamy zdobyte doświadczenie zawodowe, weryfikujemy znajomość języków obcych oraz omawiamy warunki pracy.</text:span><text:span text:style-name="T8"> </text:span><text:span text:style-name="T5">Na spotkanie należy umówić się telefonicznie.</text:span></text:p>
      <text:p text:style-name="P9"><text:span text:style-name="T5">Przy udanej współpracy istnieje</text:span><text:span text:style-name="T6"> </text:span><text:span text:style-name="Strong_20_Emphasis"><text:span text:style-name="T5">możliwość uzyskania pisemnych referencji, które ułatwią znalezienie wymarzonego stanowiska w przyszłości.</text:span></text:span></text:p>
      <text:p text:style-name="P2">Aby dołączyć do szerokiego grona osób, które szukają bądź juz znaleźli pracę w Polsce oraz w Unii Europejskiej z Agencją Pośrednictwa Winckler Personal należy wypełnić Formularz Kontaktowy, załączyć swoje CV, zaznaczając w tytule nazwę stanowiska, którego dotyczy aplikacja i przesłać do naszej firmy.</text:p>
      <text:list xml:id="list34154902" text:style-name="L1">
        <text:list-header>
          <text:p text:style-name="P19">FORMULARZ KONTAKTOWY</text:p>
          <text:p text:style-name="P22">Imię:</text:p>
          <text:p text:style-name="P22">Nazwisko:</text:p>
          <text:p text:style-name="P22"><text:soft-page-break/>E-Mail:</text:p>
          <text:p text:style-name="P22">Nr Tel: </text:p>
          <text:p text:style-name="P22">Załącz CV:</text:p>
          <text:p text:style-name="P23">Tytuł wiadomości: (Stanowisko na które Kandydat aplikuje)</text:p>
          <text:p text:style-name="P22">Treść wiadomości:</text:p>
          <text:p text:style-name="P22"/>
          <text:p text:style-name="P28"><text:s text:c="2"/><draw:control text:anchor-type="as-char" draw:z-index="0" draw:style-name="gr1" draw:text-style-name="P29" svg:width="0.32cm" svg:height="0.32cm" draw:control="control1"/> <text:span text:style-name="T20">*Niniejszym oświadczam, że zgodnie z art. 23 ust. 1 pkt 1 ustawy z dnia 29 sierpnia 1997 r. o ochronie danych osobowych (Dz.U. z 2002 r. Nr 101, poz. 926) wyrażam zgodę na przetwarzanie wyżej wymienionych moich danych osobowych przez Winckler Personal w celach marketingowo/sprzedażowych oraz dla potrzeb obecnego oraz przyszłych procesów rekrutacyjnych. Informacje, które podałem/podałam w moim formularzu zgłoszeniowym są kompletne i zgodne ze stanem faktycznym.</text:span></text:p>
          <text:p text:style-name="P20">(niewypełnione jedno pole nie daje możliwości przeslania wiadomosci, wyjątek „załącznik CV“)</text:p>
        </text:list-header>
      </text:list>
      <text:p text:style-name="P10"/>
      <text:p text:style-name="P10"/>
      <text:p text:style-name="P4">SZANOWNI PAŃSTWO !</text:p>
      <text:p text:style-name="P16"/>
      <text:list xml:id="list34163021" text:style-name="L2">
        <text:list-item>
          <text:p text:style-name="P24"><text:span text:style-name="T14">Nie pobieramy od kandydatów </text:span><text:span text:style-name="T15">żadnych opłat </text:span>(rozumiane są przez to opłaty za przejazd za granicę, przygotowanie dokumentów, pośrednictwo, bądź dodatkowe procedury).</text:p>
        </text:list-item>
        <text:list-item>
          <text:p text:style-name="P24">W publikowanych przez nas ofertach pracy zawsze podajemy dokładne dane kontaktowe:</text:p>
          <text:p text:style-name="P25"><text:span text:style-name="T4">adres pocztowy, adres e-mail, numer telefonu, ponadto numer certyfikatu wydanego przez Marszałka Województwa Małopolskiego. </text:span><text:span text:style-name="T1">Aktualne oferty pracy znajdą Państwo na naszej </text:span><text:span text:style-name="T16">stronie internetowej.</text:span></text:p>
        </text:list-item>
        <text:list-item>
          <text:p text:style-name="P26">Wszelkie rekrutacje w Agencji Pośrednictwa WINCKLER PERSONAL są przeprowadzane wyłącznie w siedzibie naszej firmy przez wewnętrznych konsultantów.</text:p>
          <text:p text:style-name="P27">W zakresie rekrutacji kandydatów nie współpracujemy z żadnymi firmami zewnętrznymi lub osobami prywatnymi.</text:p>
        </text:list-item>
      </text:list>
      <text:p text:style-name="P11"><text:span text:style-name="Strong_20_Emphasis"><text:span text:style-name="T5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Arial1" svg:font-family="Arial"/>
    <style:font-face style:name="Georgia" svg:font-family="Georgia, 'Times        New Roman', Times, serif"/>
    <style:font-face style:name="Georgia1" svg:font-family="Georgia, 'Times New Roman', Times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15M18S</meta:editing-duration>
    <meta:editing-cycles>30</meta:editing-cycles>
    <meta:generator>OpenOffice.org/3.3$Win32 OpenOffice.org_project/330m20$Build-9567</meta:generator>
    <dc:date>2013-09-22T14:03:20.78</dc:date>
    <dc:creator>admin admin</dc:creator>
    <meta:document-statistic meta:table-count="0" meta:image-count="0" meta:object-count="0" meta:page-count="2" meta:paragraph-count="34" meta:word-count="495" meta:character-count="3544"/>
    <meta:user-defined meta:name="Info 1"/>
    <meta:user-defined meta:name="Info 2"/>
    <meta:user-defined meta:name="Info 3"/>
    <meta:user-defined meta:name="Info 4"/>
  </office:meta>
</office:document-meta>
</file>